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Heading_20_3">
      <style:paragraph-properties fo:text-align="justify" style:justify-single-word="false"/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efault Parameters</text:h>
      <text:p text:style-name="P3"/>
      <text:p text:style-name="P4">Default Parameters são uma nova funcionalidade introduzida no ECMAScript 6 (ES6) que permite que os parâmetros de função tenham valores padrão predefinidos. Isso significa que, se um argumento não for fornecido ao chamar a função, o parâmetro será automaticamente atribuído ao seu valor padrão.</text:p>
      <text:p text:style-name="P4"/>
      <text:h text:style-name="P2" text:outline-level="3"><text:bookmark text:name="sintaxe"/>Sintaxe</text:h>
      <text:p text:style-name="P6">A sintaxe para definir um parâmetro padrão é muito simples. Basta atribuir um valor ao parâmetro na declaração da função. Aqui está um exemplo:</text:p>
      <text:p text:style-name="P6"/>
      <text:p text:style-name="P5">const greet = (name = "World") =&gt; {</text:p>
      <text:p text:style-name="P5"><text:s text:c="2"/>console.log(`Hello, ${name}!`);</text:p>
      <text:p text:style-name="P5">};</text:p>
      <text:p text:style-name="P5">greet(); // Output: "Hello, World!"</text:p>
      <text:p text:style-name="P5">greet("John"); // Output: "Hello, John!"</text:p>
      <text:p text:style-name="P4"/>
      <text:p text:style-name="P4">Default Parameters são uma maneira fácil de definir valores padrão para parâmetros de função em JavaScript ES6. Eles podem ajudar a tornar o código mais legível e reduzir a necessidade de escrever código de verificação de nulos ou undefin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9:14:15.945033896</meta:creation-date>
    <dc:date>2024-02-20T09:18:11.954386996</dc:date>
    <meta:editing-duration>PT3M56S</meta:editing-duration>
    <meta:editing-cycles>1</meta:editing-cycles>
    <meta:document-statistic meta:table-count="0" meta:image-count="0" meta:object-count="0" meta:page-count="1" meta:paragraph-count="10" meta:word-count="131" meta:character-count="848" meta:non-whitespace-character-count="725"/>
    <meta:generator>LibreOffice/24.2.0.3$Linux_X86_64 LibreOffice_project/da48488a73ddd66ea24cf16bbc4f7b9c08e9bea1</meta:generator>
  </office:meta>
</office:document-meta>
</file>